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8C09E943190BDD0B.png" manifest:media-type="image/png"/>
  <manifest:file-entry manifest:full-path="Pictures/100002010000055600000300032B80BC86367928.png" manifest:media-type="image/png"/>
  <manifest:file-entry manifest:full-path="Pictures/1000000000000556000003000C83E5A2B2029005.png" manifest:media-type="image/png"/>
  <manifest:file-entry manifest:full-path="Pictures/100002010000055600000300D4BB514FF63B5CA2.png" manifest:media-type="image/png"/>
  <manifest:file-entry manifest:full-path="Pictures/10000201000004DA000002DD8EC33B2150906C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83cm, 3.028cm, 3.27cm, 6.55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64cm, 1.985cm, 0.426cm, 5.45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36cm, 0.738cm, 0.125cm, 4.373cm)" draw:image-opacity="100%" style:mirror="non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r2" style:family="presentation" style:parent-style-name="DNA-title">
      <style:graphic-properties fo:min-height="2.6cm"/>
    </style:style>
    <style:style style:name="pr3" style:family="presentation" style:parent-style-name="DNA-subtitle">
      <style:graphic-properties draw:fill-color="#ffffff" draw:auto-grow-height="true" fo:min-height="9.133cm"/>
    </style:style>
    <style:style style:name="pr4" style:family="presentation" style:parent-style-name="DNA-subtitle">
      <style:graphic-properties draw:fill-color="#ffffff" fo:min-height="9.1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18.146cm" svg:height="10.709cm" svg:x="6.568cm" svg:y="2.54cm">
          <draw:image xlink:href="Pictures/10000201000004DA000002DD8EC33B2150906C5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1T0">
        <office:forms form:automatic-focus="false" form:apply-design-mode="false"/>
        <draw:frame presentation:style-name="pr2" draw:layer="layout" svg:width="22.493cm" svg:height="2.6cm" svg:x="4.498cm" svg:y="0.599cm" presentation:class="title" presentation:placeholder="true" presentation:user-transformed="true">
          <draw:text-box/>
        </draw:frame>
        <draw:frame presentation:style-name="pr3" draw:text-style-name="P3" draw:layer="layout" svg:width="22.493cm" svg:height="9.133cm" svg:x="4.498cm" svg:y="3.799cm" presentation:class="subtitle" presentation:placeholder="true">
          <draw:text-box/>
        </draw:frame>
        <draw:frame draw:style-name="gr3" draw:text-style-name="P1" draw:layer="layout" svg:width="28.122cm" svg:height="17.015cm" svg:x="0cm" svg:y="0cm">
          <draw:image xlink:href="Pictures/1000020100000556000003008C09E943190BDD0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draw:style-name="gr4" draw:text-style-name="P1" draw:layer="layout" svg:width="28.194cm" svg:height="15.825cm" svg:x="0cm" svg:y="0cm">
          <draw:image xlink:href="Pictures/100002010000055600000300D4BB514FF63B5CA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>
        <office:forms form:automatic-focus="false" form:apply-design-mode="false"/>
        <draw:frame presentation:style-name="pr2" draw:layer="layout" svg:width="22.493cm" svg:height="2.6cm" svg:x="4.498cm" svg:y="0.599cm" presentation:class="title" presentation:placeholder="true" presentation:user-transformed="true">
          <draw:text-box/>
        </draw:frame>
        <draw:frame presentation:style-name="pr4" draw:text-style-name="P3" draw:layer="layout" svg:width="22.493cm" svg:height="9.133cm" svg:x="4.498cm" svg:y="3.799cm" presentation:class="subtitle" presentation:placeholder="true" presentation:user-transformed="true">
          <draw:text-box/>
        </draw:frame>
        <draw:frame draw:style-name="gr5" draw:text-style-name="P1" draw:layer="layout" svg:width="28.194cm" svg:height="15.862cm" svg:x="0cm" svg:y="0cm">
          <draw:image xlink:href="Pictures/100002010000055600000300032B80BC8636792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draw:frame draw:style-name="Mgr3" draw:text-style-name="MP5" draw:layer="backgroundobjects" svg:width="28.007cm" svg:height="15.748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7:56:50.110806534</meta:creation-date>
    <meta:editing-duration>PT27M14S</meta:editing-duration>
    <meta:editing-cycles>6</meta:editing-cycles>
    <meta:generator>LibreOffice/6.0.7.3$Linux_X86_64 LibreOffice_project/00m0$Build-3</meta:generator>
    <dc:title>DNA</dc:title>
    <dc:date>2018-12-15T18:34:47.207932798</dc:date>
    <meta:document-statistic meta:object-count="38"/>
  </office:meta>
</office:document-meta>
</file>